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73" calcext:value-type="float">
            <text:p>1373</text:p>
          </table:table-cell>
          <table:table-cell table:style-name="ce7" table:formula="of:=COUNTIF([.B7:.B999998];&quot;X&quot;)" office:value-type="float" office:value="1188" calcext:value-type="float">
            <text:p>118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0" calcext:value-type="float">
            <text:p>90</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0" calcext:value-type="float">
            <text:p>160</text:p>
          </table:table-cell>
          <table:table-cell table:style-name="ce25" table:formula="of:=SUM([.B2:.F2])" office:value-type="float" office:value="1461" calcext:value-type="float">
            <text:p>146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38">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15">00/00/0000</text:date>, <text:time style:data-style-name="N2" text:time-value="23:09:06.13097954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15T23:09:21.982227960</dc:date>
    <meta:editing-duration>P1DT11H39M12S</meta:editing-duration>
    <meta:editing-cycles>1361</meta:editing-cycles>
    <meta:document-statistic meta:table-count="1" meta:cell-count="8289" meta:object-count="0"/>
  </office:meta>
</office:document-meta>
</file>